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b931"/>
    </style:style>
    <style:style style:name="P2" style:family="paragraph" style:parent-style-name="Standard">
      <style:text-properties officeooo:rsid="00158c86" officeooo:paragraph-rsid="00158c86"/>
    </style:style>
    <style:style style:name="P3" style:family="paragraph" style:parent-style-name="Standard">
      <style:text-properties officeooo:rsid="00171f5f" officeooo:paragraph-rsid="00171f5f"/>
    </style:style>
    <style:style style:name="T1" style:family="text">
      <style:text-properties officeooo:rsid="0013b9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nufacturing:</text:span></text:p>
      <text:p text:style-name="Standard"><text:a xlink:type="simple" xlink:href="https://www.aegis-elec.com/ueye-ui-2250-m-c-usb2-0-monochrome-and-color-ccd-cameras-with-global-or-rolling-shutter-for-machine-vision-and-medical-applications.html" text:style-name="Internet_20_link" text:visited-style-name="Visited_20_Internet_20_Link">https://www.aegis-elec.com/ueye-ui-2250-m-c-usb2-0-monochrome-and-color-ccd-cameras-with-global-or-rolling-shutter-for-machine-vision-and-medical-applications.html</text:a></text:p>
      <text:p text:style-name="Standard"/>
      <text:p text:style-name="P2">KCF</text:p>
      <text:p text:style-name="P2"><text:a xlink:type="simple" xlink:href="https://ieeexplore-ieee-org.libproxy.mit.edu/document/8327519/" text:style-name="Internet_20_link" text:visited-style-name="Visited_20_Internet_20_Link">https://ieeexplore-ieee-org.libproxy.mit.edu/document/8327519/</text:a></text:p>
      <text:p text:style-name="P2"/>
      <text:p text:style-name="P2"><text:a xlink:type="simple" xlink:href="https://www.asus.com/us/3D-Sensor/Xtion_PRO_LIVE/" text:style-name="Internet_20_link" text:visited-style-name="Visited_20_Internet_20_Link">https://www.asus.com/us/3D-Sensor/Xtion_PRO_LIVE/</text:a></text:p>
      <text:p text:style-name="P2"/>
      <text:p text:style-name="P2"/>
      <text:p text:style-name="P3">Logitech C920</text:p>
      <text:p text:style-name="P3"/>
      <text:p text:style-name="P3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9:10:17.385583530</meta:creation-date>
    <dc:date>2018-08-14T17:08:23.854573904</dc:date>
    <meta:editing-duration>P1DT4H36M12S</meta:editing-duration>
    <meta:editing-cycles>1</meta:editing-cycles>
    <meta:document-statistic meta:table-count="0" meta:image-count="0" meta:object-count="0" meta:page-count="1" meta:paragraph-count="6" meta:word-count="7" meta:character-count="304" meta:non-whitespace-character-count="303"/>
    <meta:generator>LibreOffice/6.0.3.2$Linux_X86_64 LibreOffice_project/00m0$Build-2</meta:generator>
  </office:meta>
</office:document-meta>
</file>